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79.5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edges</text:p>
          </table:table-cell>
          <table:table-cell office:value-type="string" calcext:value-type="string">
            <text:p>train nodes</text:p>
          </table:table-cell>
          <table:table-cell office:value-type="string" calcext:value-type="string">
            <text:p>train edges</text:p>
          </table:table-cell>
          <table:table-cell office:value-type="string" calcext:value-type="string">
            <text:p>test edg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rXiv hep-ph</text:p>
          </table:table-cell>
          <table:table-cell office:value-type="float" office:value="28093" calcext:value-type="float">
            <text:p>28093</text:p>
          </table:table-cell>
          <table:table-cell office:value-type="float" office:value="3148447" calcext:value-type="float">
            <text:p>31484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Xiv hep-th</text:p>
          </table:table-cell>
          <table:table-cell office:value-type="float" office:value="22908" calcext:value-type="float">
            <text:p>22908</text:p>
          </table:table-cell>
          <table:table-cell office:value-type="float" office:value="2444798" calcext:value-type="float">
            <text:p>24447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BLP</text:p>
          </table:table-cell>
          <table:table-cell office:value-type="float" office:value="1314050" calcext:value-type="float">
            <text:p>1314050</text:p>
          </table:table-cell>
          <table:table-cell office:value-type="float" office:value="10724828" calcext:value-type="float">
            <text:p>107248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net topology</text:p>
          </table:table-cell>
          <table:table-cell office:value-type="float" office:value="34761" calcext:value-type="float">
            <text:p>34761</text:p>
          </table:table-cell>
          <table:table-cell office:value-type="float" office:value="114496" calcext:value-type="float">
            <text:p>1144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outube</text:p>
          </table:table-cell>
          <table:table-cell office:value-type="float" office:value="3223589" calcext:value-type="float">
            <text:p>3223589</text:p>
          </table:table-cell>
          <table:table-cell office:value-type="float" office:value="9375374" calcext:value-type="float">
            <text:p>93753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ggle</text:p>
          </table:table-cell>
          <table:table-cell office:value-type="float" office:value="274" calcext:value-type="float">
            <text:p>274</text:p>
          </table:table-cell>
          <table:table-cell office:value-type="float" office:value="2899" calcext:value-type="float">
            <text:p>2899</text:p>
          </table:table-cell>
          <table:table-cell office:value-type="float" office:value="178" calcext:value-type="float">
            <text:p>178</text:p>
          </table:table-cell>
          <table:table-cell office:value-type="float" office:value="1593" calcext:value-type="float">
            <text:p>1593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string" calcext:value-type="string">
            <text:p>infectious</text:p>
          </table:table-cell>
          <table:table-cell office:value-type="float" office:value="410" calcext:value-type="float">
            <text:p>410</text:p>
          </table:table-cell>
          <table:table-cell office:value-type="float" office:value="2765" calcext:value-type="float">
            <text:p>2765</text:p>
          </table:table-cell>
          <table:table-cell office:value-type="float" office:value="314" calcext:value-type="float">
            <text:p>314</text:p>
          </table:table-cell>
          <table:table-cell office:value-type="float" office:value="2073" calcext:value-type="float">
            <text:p>2073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hypertext</text:p>
          </table:table-cell>
          <table:table-cell office:value-type="float" office:value="113" calcext:value-type="float">
            <text:p>113</text:p>
          </table:table-cell>
          <table:table-cell office:value-type="float" office:value="2196" calcext:value-type="float">
            <text:p>2196</text:p>
          </table:table-cell>
          <table:table-cell office:value-type="float" office:value="111" calcext:value-type="float">
            <text:p>111</text:p>
          </table:table-cell>
          <table:table-cell office:value-type="float" office:value="1647" calcext:value-type="float">
            <text:p>1647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string" calcext:value-type="string">
            <text:p>reality mining</text:p>
          </table:table-cell>
          <table:table-cell office:value-type="float" office:value="96" calcext:value-type="float">
            <text:p>96</text:p>
          </table:table-cell>
          <table:table-cell office:value-type="float" office:value="2539" calcext:value-type="float">
            <text:p>25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cebook</text:p>
          </table:table-cell>
          <table:table-cell office:value-type="float" office:value="63392" calcext:value-type="float">
            <text:p>63392</text:p>
          </table:table-cell>
          <table:table-cell office:value-type="float" office:value="817035" calcext:value-type="float">
            <text:p>81703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ynbb </meta:initial-creator>
    <meta:creation-date>2018-02-28T09:30:55.847473289</meta:creation-date>
    <dc:date>2018-02-28T09:57:23.546451535</dc:date>
    <dc:creator>brynbb </dc:creator>
    <meta:editing-duration>PT11M7S</meta:editing-duration>
    <meta:editing-cycles>2</meta:editing-cycles>
    <meta:generator>LibreOffice/5.0.6.2$Linux_X86_64 LibreOffice_project/00$Build-2</meta:generator>
    <meta:document-statistic meta:table-count="1" meta:cell-count="45" meta:object-count="0"/>
  </office:meta>
</office:document-meta>
</file>